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16pt"/>
    </style:style>
    <style:style style:name="T1" style:family="text">
      <style:text-properties fo:color="#ffff00"/>
    </style:style>
    <style:style style:name="T2" style:family="text">
      <style:text-properties fo:color="#ff3366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23ff23"/>
    </style:style>
    <style:style style:name="T4" style:family="text">
      <style:text-properties fo:color="#ff3366"/>
    </style:style>
    <style:style style:name="T5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review</presentation:footer-decl>
      <presentation:footer-decl presentation:name="ftr2">CMPTxxxx</presentation:footer-decl>
      <presentation:date-time-decl presentation:name="dtd1" presentation:source="fixed">16 Nov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Review: Lectures 10-18<text:line-break/><text:tab/>(chs 4-5, 7, 9-12)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6 Nov 2010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5 (5min, 10pts)</text:p>
          </draw:text-box>
        </draw:frame>
        <draw:frame presentation:style-name="pr5" draw:id="id1" draw:layer="layout" svg:width="25.199cm" svg:height="14.202cm" svg:x="1.4cm" svg:y="4.507cm" presentation:class="outline" presentation:user-transformed="true">
          <draw:text-box>
            <text:list text:style-name="L2">
              <text:list-item>
                <text:p>In programming, what are <text:span text:style-name="T1">exceptions</text:span>?<text:line-break/>Why are they useful?<text:tab/><text:tab/><text:tab/><text:tab/><text:tab/><text:tab/><text:tab/><text:tab/><text:tab/><text:tab/><text:span text:style-name="T2">[3]</text:span></text:p>
              </text:list-item>
              <text:list-item>
                <text:p>A <text:span text:style-name="T3">ChurchMember</text:span> has<text:line-break/>a <text:span text:style-name="T1">name</text:span> and <text:span text:style-name="T1">phone</text:span> number (both strings).</text:p>
                <text:list>
                  <text:list-item>
                    <text:p><text:span text:style-name="T1">Design</text:span> a Python class for <text:span text:style-name="T3">ChurchMember</text:span>: list all relevant <text:span text:style-name="T1">methods</text:span> (including<text:tab/><text:tab/><text:tab/> <text:s/><text:span text:style-name="T2">[3]</text:span> constructor, set/get, and type conversion)</text:p>
                  </text:list-item>
                  <text:list-item>
                    <text:p><text:span text:style-name="T1">Define</text:span> the class and write the <text:span text:style-name="T1">constructor</text:span>. Make sure the attributes are private.<text:tab/><text:tab/> <text:span text:style-name="T4"><text:s/></text:span><text:span text:style-name="T2">[3]</text:span></text:p>
                  </text:list-item>
                  <text:list-item>
                    <text:p>Create an <text:span text:style-name="T1">instance</text:span> of your class with the<text:tab/> <text:span text:style-name="T4"><text:s/></text:span><text:span text:style-name="T2">[1]</text:span> name, “<text:span text:style-name="T3">Joe Smith</text:span>” and phone “<text:span text:style-name="T3">555-1212</text:span>”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5: answers #1-2a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In programming, what are <text:span text:style-name="T1">exceptions</text:span>?<text:line-break/>Why are they useful?<text:tab/><text:tab/><text:tab/><text:tab/><text:tab/><text:tab/><text:tab/><text:tab/><text:tab/><text:tab/><text:span text:style-name="T2">[3]</text:span></text:p>
                <text:list>
                  <text:list-item>
                    <text:p text:id="id2">A way of <text:span text:style-name="T1">terminating</text:span> execution of the current context, <text:span text:style-name="T1">without exiting </text:span>the program</text:p>
                  </text:list-item>
                  <text:list-item>
                    <text:p text:id="id3">Exceptions are objects that can be <text:span text:style-name="T1">raised</text:span>; exec. continues at closest matching <text:span text:style-name="T1">handler</text:span></text:p>
                  </text:list-item>
                </text:list>
              </text:list-item>
              <text:list-item>
                <text:p text:id="id4"><text:span text:style-name="T1">Design</text:span> a Python class for <text:span text:style-name="T3">ChurchMember</text:span>:<text:line-break/>list all relevant <text:span text:style-name="T1">methods</text:span><text:tab/><text:tab/><text:tab/><text:tab/><text:tab/><text:tab/><text:tab/><text:tab/><text:tab/><text:span text:style-name="T2">[3]</text:span></text:p>
                <text:list>
                  <text:list-item>
                    <text:p text:id="id5">__<text:span text:style-name="T3">init</text:span>__, set<text:span text:style-name="T3">Name</text:span>, set<text:span text:style-name="T3">Phone</text:span>, get<text:span text:style-name="T3">Name</text:span>, get<text:span text:style-name="T3">Phone</text:span>, __<text:span text:style-name="T3">str</text:span>__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Quiz5: answers 2b-2c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1">Define</text:span> the class and write the <text:span text:style-name="T1">constructor</text:span>. Make sure the attributes are private.<text:tab/><text:tab/><text:tab/><text:tab/><text:span text:style-name="T2">[3]</text:span></text:p>
                <text:list>
                  <text:list-header>
                    <text:p text:id="id6"><text:span text:style-name="T5">class ChurchMember:</text:span><text:span text:style-name="T5"><text:line-break/></text:span><text:span text:style-name="T5"><text:tab/></text:span><text:span text:style-name="T5">def __init__(self, n='', p=''):</text:span><text:span text:style-name="T5"><text:line-break/></text:span><text:span text:style-name="T5"><text:tab/></text:span><text:span text:style-name="T5"><text:tab/></text:span><text:span text:style-name="T5">self.__name = n</text:span><text:span text:style-name="T5"><text:line-break/></text:span><text:span text:style-name="T5"><text:tab/></text:span><text:span text:style-name="T5"><text:tab/></text:span><text:span text:style-name="T5">self.__phone = p</text:span></text:p>
                  </text:list-header>
                </text:list>
              </text:list-item>
              <text:list-item>
                <text:p text:id="id7">Create an <text:span text:style-name="T1">instance</text:span> of your class with the<text:tab/> name, “<text:span text:style-name="T3">Joe Smith</text:span>” and phone “<text:span text:style-name="T3">555-1212</text:span>”.<text:tab/><text:tab/><text:tab/><text:tab/><text:tab/><text:span text:style-name="T2">[1]</text:span></text:p>
                <text:list>
                  <text:list-header>
                    <text:p text:id="id8"><text:span text:style-name="T5">joe = ChurchMember(“Joe Smith”, “555-1212”)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Overview: lectures 10-18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Functions</text:span></text:p>
              </text:list-item>
              <text:list-item>
                <text:p><text:span text:style-name="T1">OO</text:span>: using objects, designing classes</text:p>
              </text:list-item>
              <text:list-item>
                <text:p><text:span text:style-name="T1">Graphics</text:span> library (concepts, not specific names)</text:p>
              </text:list-item>
              <text:list-item>
                <text:p><text:span text:style-name="T1">Lists</text:span></text:p>
              </text:list-item>
              <text:list-item>
                <text:p><text:span text:style-name="T1">File</text:span> I/O and <text:span text:style-name="T3">pickle</text:span></text:p>
              </text:list-item>
              <text:list-item>
                <text:p><text:span text:style-name="T1">Exceptions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view: Function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Why</text:span> use functions, how to <text:span text:style-name="T1">define</text:span> them</text:p>
                <text:list>
                  <text:list-item>
                    <text:p><text:span text:style-name="T1">Definition</text:span> vs. <text:span text:style-name="T1">invocation</text:span></text:p>
                  </text:list-item>
                </text:list>
              </text:list-item>
              <text:list-item>
                <text:p><text:span text:style-name="T1">Formal</text:span> and <text:span text:style-name="T1">actual</text:span> parameters</text:p>
                <text:list>
                  <text:list-item>
                    <text:p>Call-by-<text:span text:style-name="T1">value</text:span> vs. call-by-<text:span text:style-name="T1">reference</text:span></text:p>
                  </text:list-item>
                </text:list>
              </text:list-item>
              <text:list-item>
                <text:p><text:span text:style-name="T1">Return</text:span> value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view: OO</text:p>
          </draw:text-box>
        </draw:frame>
        <draw:frame presentation:style-name="pr8" draw:layer="layout" svg:width="25.199cm" svg:height="14.639cm" svg:x="1.4cm" svg:y="4.507cm" presentation:class="outline" presentation:user-transformed="true">
          <draw:text-box>
            <text:list text:style-name="L2">
              <text:list-item>
                <text:p><text:span text:style-name="T1">Terminology</text:span>: object, class, instance, attribute, method, constructor</text:p>
              </text:list-item>
              <text:list-item>
                <text:p><text:span text:style-name="T1">Using</text:span> classes: call <text:span text:style-name="T3">constructor</text:span> → get <text:span text:style-name="T3">instance</text:span></text:p>
                <text:list>
                  <text:list-item>
                    <text:p>Objects are <text:span text:style-name="T3">mutable</text:span> → aliasing, CBR</text:p>
                  </text:list-item>
                </text:list>
              </text:list-item>
              <text:list-item>
                <text:p><text:span text:style-name="T1">Designing</text:span> classes:</text:p>
                <text:list>
                  <text:list-item>
                    <text:p>Class <text:span text:style-name="T3">diagram</text:span>, relationships, multiplicity</text:p>
                  </text:list-item>
                </text:list>
              </text:list-item>
              <text:list-item>
                <text:p><text:span text:style-name="T1">Writing</text:span> classes:</text:p>
                <text:list>
                  <text:list-item>
                    <text:p><text:span text:style-name="T3">Constructor</text:span> (with default params)</text:p>
                  </text:list-item>
                  <text:list-item>
                    <text:p><text:span text:style-name="T3">Private</text:span> attributes and <text:span text:style-name="T3">set</text:span>/<text:span text:style-name="T3">get</text:span> methods</text:p>
                  </text:list-item>
                  <text:list-item>
                    <text:p>Type <text:span text:style-name="T3">conversion</text:span> methods (e.g., <text:span text:style-name="T3">__str__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view: graphics.py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Concepts</text:span>, not specific class/method names</text:p>
              </text:list-item>
              <text:list-item>
                <text:p><text:span text:style-name="T3">GraphWin</text:span></text:p>
              </text:list-item>
              <text:list-item>
                <text:p><text:span text:style-name="T3">Point</text:span>, <text:span text:style-name="T3">Circle</text:span>, <text:span text:style-name="T3">Line</text:span>, <text:span text:style-name="T3">Rectangle</text:span>, <text:span text:style-name="T3">Polygon</text:span></text:p>
                <text:list>
                  <text:list-item>
                    <text:p>setOutline()</text:p>
                  </text:list-item>
                </text:list>
              </text:list-item>
              <text:list-item>
                <text:p><text:span text:style-name="T3">Text</text:span>, <text:span text:style-name="T3">Entry</text:span></text:p>
                <text:list>
                  <text:list-item>
                    <text:p>set/getText()</text:p>
                  </text:list-item>
                </text:list>
              </text:list-item>
              <text:list-item>
                <text:p><text:span text:style-name="T3">getMous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view: List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Compared to C <text:span text:style-name="T1">arrays</text:span></text:p>
              </text:list-item>
              <text:list-item>
                <text:p><text:span text:style-name="T1">Creating</text:span> lists</text:p>
              </text:list-item>
              <text:list-item>
                <text:p><text:span text:style-name="T1">Iterating</text:span> over lists (<text:span text:style-name="T3">for</text:span> loop)</text:p>
                <text:list>
                  <text:list-item>
                    <text:p>Iterating over <text:span text:style-name="T1">multi-dimensional </text:span>lists</text:p>
                  </text:list-item>
                </text:list>
              </text:list-item>
              <text:list-item>
                <text:p>Lists are <text:span text:style-name="T1">mutable</text:span> → alias / CBR</text:p>
                <text:list>
                  <text:list-item>
                    <text:p>Writing <text:span text:style-name="T1">functions</text:span> which take lists as params</text:p>
                  </text:list-item>
                </text:list>
              </text:list-item>
              <text:list-item>
                <text:p>List <text:span text:style-name="T1">operations</text:span>:</text:p>
                <text:list>
                  <text:list-item>
                    <text:p><text:span text:style-name="T3">len</text:span>, <text:span text:style-name="T3">+,</text:span> <text:span text:style-name="T3">*,</text:span> <text:span text:style-name="T3">in</text:span>, <text:span text:style-name="T3">del</text:span>, <text:span text:style-name="T3">[:]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view: File I/O</text:p>
          </draw:text-box>
        </draw:frame>
        <draw:frame presentation:style-name="pr8" draw:layer="layout" svg:width="25.199cm" svg:height="14.283cm" svg:x="1.4cm" svg:y="4.507cm" presentation:class="outline" presentation:user-transformed="true">
          <draw:text-box>
            <text:list text:style-name="L2">
              <text:list-item>
                <text:p><text:span text:style-name="T1">Concepts</text:span>: file names, current directory,<text:line-break/>file <text:span text:style-name="T1">handle</text:span>/object</text:p>
                <text:list>
                  <text:list-item>
                    <text:p>File <text:span text:style-name="T1">position</text:span> pointer: .<text:span text:style-name="T3">seek</text:span>(), .<text:span text:style-name="T3">tell</text:span>()</text:p>
                  </text:list-item>
                  <text:list-item>
                    <text:p>I/O <text:span text:style-name="T1">streams</text:span>, channels, source/sink,<text:line-break/><text:span text:style-name="T3">stdin</text:span>/<text:span text:style-name="T3">stdout</text:span>/<text:span text:style-name="T3">stderr</text:span></text:p>
                  </text:list-item>
                </text:list>
              </text:list-item>
              <text:list-item>
                <text:p><text:span text:style-name="T1">Opening</text:span> a file: <text:span text:style-name="T3">open</text:span>(), <text:span text:style-name="T3">with</text:span></text:p>
                <text:list>
                  <text:list-item>
                    <text:p>File <text:span text:style-name="T1">modes</text:span>: <text:span text:style-name="T3">r</text:span>, <text:span text:style-name="T3">w</text:span>, <text:span text:style-name="T3">a</text:span>, <text:span text:style-name="T3">r+</text:span>, … <text:span text:style-name="T3">b</text:span></text:p>
                  </text:list-item>
                </text:list>
              </text:list-item>
              <text:list-item>
                <text:p><text:span text:style-name="T1">Reading</text:span>: .<text:span text:style-name="T3">read</text:span>(), .<text:span text:style-name="T3">readline</text:span>()</text:p>
              </text:list-item>
              <text:list-item>
                <text:p><text:span text:style-name="T1">Writing</text:span>: .<text:span text:style-name="T3">write</text:span>()</text:p>
              </text:list-item>
              <text:list-item>
                <text:p><text:span text:style-name="T1">Serialization</text:span>: pickle.<text:span text:style-name="T3">dump</text:span>(x, f), pickle.<text:span text:style-name="T3">load</text:span>(f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Review: Exceptions</text:p>
          </draw:text-box>
        </draw:frame>
        <draw:frame presentation:style-name="pr8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Purpose</text:span>, definition</text:p>
              </text:list-item>
              <text:list-item>
                <text:p>When exceptions are <text:span text:style-name="T1">raised</text:span></text:p>
                <text:list>
                  <text:list-item>
                    <text:p>Calling a <text:span text:style-name="T1">function</text:span> which raises an exception</text:p>
                  </text:list-item>
                </text:list>
              </text:list-item>
              <text:list-item>
                <text:p><text:span text:style-name="T1">Handling</text:span> exceptions: <text:span text:style-name="T3">try</text:span>/<text:span text:style-name="T3">except</text:span></text:p>
                <text:list>
                  <text:list-item>
                    <text:p>Handling a <text:span text:style-name="T1">specific</text:span> exception</text:p>
                  </text:list-item>
                  <text:list-item>
                    <text:p><text:span text:style-name="T3">else</text:span>, <text:span text:style-name="T3">finally</text:span></text:p>
                  </text:list-item>
                </text:list>
              </text:list-item>
              <text:list-item>
                <text:p><text:span text:style-name="T1">Naming</text:span> a caught exception</text:p>
                <text:list>
                  <text:list-item>
                    <text:p>Passing+unpacking <text:span text:style-name="T1">auxiliary</text:span> data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8$Build-9502</meta:generator>
    <meta:creation-date>2010-11-15T15:10:44</meta:creation-date>
    <dc:language>en-US</dc:language>
    <meta:editing-cycles>9</meta:editing-cycles>
    <meta:editing-duration>PT20H06M48S</meta:editing-duration>
    <meta:initial-creator>sean ho</meta:initial-creator>
    <dc:date>2010-11-16T11:17:36</dc:date>
    <dc:creator>sean ho</dc:creator>
    <meta:document-statistic meta:object-count="2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